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42.92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88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82mm" fo:break-before="auto" style:use-optimal-row-height="true"/>
    </style:style>
    <style:style style:name="ro3" style:family="table-row">
      <style:table-row-properties style:row-height="8.22mm" fo:break-before="auto" style:use-optimal-row-height="true"/>
    </style:style>
    <style:style style:name="ro4" style:family="table-row">
      <style:table-row-properties style:row-height="23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Collated Components: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2, C4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4, C7, 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, C6, 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10, C11, C12, C13, C14, C15, C16, C17, C18, C19, C20, C21, C22, C23, C24, C25, C26, C27, C28, C29, C30, C31, C32, C33, C34, C35, C36, C37, C38, C43, C4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Tantalum_SMD:CP_Tantalum_Case-R_EIA-2012-12_Hand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s_Tantalum_SMD:CP_Tantalum_Case-A_EIA-3216-18_Hand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s_THT:CP_Radial_D8.0mm_P3.50m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_HandSoldering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Diodes_SMD:D_SMA_Handsoldering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s_JST:JST_PH_S2B-PH-K_02x2.00mm_Angled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rove 1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Grove 2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Grove 3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Grove 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MicroUSB_Custom:MicroUSB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Pin_Headers:Pin_Header_Straight_1x05_Pitch2.54mm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128x32_OLED:128x32_OLED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Pin_Headers:Pin_Header_Straight_1x06_Pitch2.54mm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XP2301P</text:p>
          </table:table-cell>
          <table:table-cell office:value-type="string" calcext:value-type="string">
            <text:p>TO_SOT_Packages_SMD:SOT-23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CM857</text:p>
          </table:table-cell>
          <table:table-cell office:value-type="string" calcext:value-type="string">
            <text:p>TO_SOT_Packages_SMD:SOT-363_SC-70-6_Handsoldering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UMH3N</text:p>
          </table:table-cell>
          <table:table-cell office:value-type="string" calcext:value-type="string">
            <text:p>TO_SOT_Packages_SMD:SOT-363_SC-70-6_Handsoldering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3, 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s_SMD:R_0603_HandSoldering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_HandSoldering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5, R6, R7, R8, R12, R13, R15, R1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603_HandSoldering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603_HandSoldering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s_SMD:R_0603_HandSoldering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s_Switches_SMD:SW_SPST_EVPBF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Buttons_Switches_SMD:SW_SPST_EVPBF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TO_SOT_Packages_SMD:SOT-23-5_HandSoldering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BA33DD0WHFP</text:p>
          </table:table-cell>
          <table:table-cell office:value-type="string" calcext:value-type="string">
            <text:p>LDO:LDO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QFN-24:QFN-24</text:p>
          </table:table-cell>
          <table:table-cell table:number-columns-repeated="1017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5, U6, U7, U8, U9, U10, U11, U12, U13, U14, U15, U16, U17, U18, U19, U20, U21, U22, U23, U24, U25, U26, U27, U28, U29, U30, U31, U32, U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s:LED_WS2812B-PLCC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APDS-9960</text:p>
          </table:table-cell>
          <table:table-cell office:value-type="string" calcext:value-type="string">
            <text:p>ADPS-9960:ADPS-996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MMA8452Q</text:p>
          </table:table-cell>
          <table:table-cell office:value-type="string" calcext:value-type="string">
            <text:p>QFN16:QFN-16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5-08T13:42:47.016544408</meta:print-date>
    <dc:date>2018-05-08T13:43:53.332857325</dc:date>
    <meta:editing-duration>PT6M18S</meta:editing-duration>
    <meta:editing-cycles>1</meta:editing-cycles>
    <meta:document-statistic meta:table-count="1" meta:cell-count="205" meta:object-count="0"/>
    <meta:generator>LibreOffice/5.4.4.2$MacOSX_X86_64 LibreOffice_project/2524958677847fb3bb44820e40380acbe820f960</meta:generator>
  </office:meta>
</office:document-meta>
</file>